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B000002031A3DEFF1C9102069.png" manifest:media-type="image/png"/>
  <manifest:file-entry manifest:full-path="Pictures/1000020100000119000000F0C57F9BA0AFD665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8ec" officeooo:paragraph-rsid="0016b8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-0.1016in" svg:y="1.5283in" svg:width="6.9252in" svg:height="3.798in" draw:z-index="0"><draw:image xlink:href="Pictures/10000201000003AB000002031A3DEFF1C9102069.png" xlink:type="simple" xlink:show="embed" xlink:actuate="onLoad" draw:mime-type="image/png"/></draw:frame><draw:frame draw:style-name="fr1" draw:name="Image2" text:anchor-type="char" svg:x="0.8744in" svg:y="6.1402in" svg:width="4.2138in" svg:height="2.4984in" draw:z-index="1"><draw:image xlink:href="Pictures/1000020100000119000000F0C57F9BA0AFD665BE.png" xlink:type="simple" xlink:show="embed" xlink:actuate="onLoad" draw:mime-type="image/png"/></draw:frame>PROGRAMM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3:39:30.047000000</meta:creation-date>
    <dc:date>2022-09-17T13:40:31.565000000</dc:date>
    <meta:editing-duration>PT1M2S</meta:editing-duration>
    <meta:editing-cycles>1</meta:editing-cycles>
    <meta:document-statistic meta:table-count="0" meta:image-count="2" meta:object-count="0" meta:page-count="1" meta:paragraph-count="1" meta:word-count="1" meta:character-count="9" meta:non-whitespace-character-count="9"/>
    <meta:generator>LibreOffice/7.1.8.1$Windows_X86_64 LibreOffice_project/e1f30c802c3269a1d052614453f260e49458c82c</meta:generator>
  </office:meta>
</office:document-meta>
</file>